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A0000040B243C54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7445in" draw:z-index="0"><draw:image xlink:href="Pictures/100000000000077A0000040B243C54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03:30:19.375509099</meta:creation-date>
    <dc:date>2024-07-28T03:30:45.056711030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0.3$Linux_X86_64 LibreOffice_project/420$Build-3</meta:generator>
  </office:meta>
</office:document-meta>
</file>